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dc00" officeooo:paragraph-rsid="0014dc00"/>
    </style:style>
    <style:style style:name="P2" style:family="paragraph" style:parent-style-name="Text_20_body">
      <style:text-properties officeooo:rsid="0016d7f1" officeooo:paragraph-rsid="0016d7f1"/>
    </style:style>
    <style:style style:name="P3" style:family="paragraph" style:parent-style-name="Text_20_body">
      <style:text-properties officeooo:rsid="0018a5f6" officeooo:paragraph-rsid="0018a5f6"/>
    </style:style>
    <style:style style:name="P4" style:family="paragraph" style:parent-style-name="Text_20_body">
      <style:text-properties officeooo:rsid="001c6ef2" officeooo:paragraph-rsid="001c6ef2"/>
    </style:style>
    <style:style style:name="P5" style:family="paragraph" style:parent-style-name="Text_20_body" style:list-style-name="L2">
      <style:text-properties fo:font-weight="bold" officeooo:rsid="001c8bef" officeooo:paragraph-rsid="001c8be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797f"/>
    </style:style>
    <style:style style:name="T3" style:family="text">
      <style:text-properties officeooo:rsid="001c8bef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MA 5</text:p>
      <text:p text:style-name="Text_20_body"/>
      <text:h text:style-name="Heading_20_2" text:outline-level="2">5.1 REDES INFORMÁTICAS</text:h>
      <text:p text:style-name="P1"/>
      <text:p text:style-name="P2"><text:span text:style-name="T1">Red informática:</text:span> Conjunto de dispositivos interconectados entre si a través de un medio, estos intercambian información y comparten recursos.</text:p>
      <text:h text:style-name="Heading_20_2" text:outline-level="2">5.1.1 COMPONENTES DE UNA RED</text:h>
      <text:p text:style-name="P3"/>
      <text:p text:style-name="P3">Son los mismos que en todos los sistemas de comunicación emisor, enviá el mensaje hacia el receptor a t<text:span text:style-name="T2">r</text:span>a<text:span text:style-name="T2">b</text:span>es de un <text:span text:style-name="T2">medio.</text:span></text:p>
      <text:p text:style-name="P3"/>
      <text:p text:style-name="P4">Dentro de los componentes están los <text:span text:style-name="T3">dispositivos finales, los medios y los dispositivos intermedios.</text:span></text:p>
      <text:p text:style-name="P4"/>
      <text:list text:style-name="L2">
        <text:list-item>
          <text:p text:style-name="P5">Dispositivos Finales:<text:span text:style-name="T4"> Ordenadores, impresoras…</text:span></text:p>
        </text:list-item>
        <text:list-item>
          <text:p text:style-name="P5">Dispositivos Intermedios:<text:span text:style-name="T4"> </text:span></text:p>
          <text:list>
            <text:list-item>
              <text:p text:style-name="P5"><text:span text:style-name="T4">Switch:</text:span></text:p>
            </text:list-item>
          </text:list>
        </text:list-item>
      </text:list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9:00:22.105000000</meta:creation-date>
    <meta:generator>LibreOffice/7.4.3.2$Windows_X86_64 LibreOffice_project/1048a8393ae2eeec98dff31b5c133c5f1d08b890</meta:generator>
    <dc:date>2024-03-08T19:25:39.811000000</dc:date>
    <meta:editing-duration>PT2M49S</meta:editing-duration>
    <meta:editing-cycles>2</meta:editing-cycles>
    <meta:document-statistic meta:table-count="0" meta:image-count="0" meta:object-count="0" meta:page-count="1" meta:paragraph-count="9" meta:word-count="75" meta:character-count="500" meta:non-whitespace-character-count="436"/>
  </office:meta>
</office:document-meta>
</file>